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Next Steps</text:h>
      <text:h text:style-name="Heading_20_1" text:outline-level="1">React Next Steps</text:h>
      <text:p text:style-name="Text_20_body">Hey Everyone, </text:p>
      <text:p text:style-name="Text_20_body">Today we covered a lot. </text:p>
      <text:p text:style-name="Text_20_body">Remember the first 'next steps' for you should be to review the work you have done with react so far and brush up on some of the concepts you know. Dan Abramov has some great articles on react in particular <text:a xlink:type="simple" xlink:href="https://mandrillapp.com/track/click/30244704/overreacted.io?p=eyJzIjoiVFdmbmRfME9ydjJCNnI5YnBwM2x4aWtPUURZIiwidiI6MSwicCI6IntcInVcIjozMDI0NDcwNCxcInZcIjoxLFwidXJsXCI6XCJodHRwczpcXFwvXFxcL292ZXJyZWFjdGVkLmlvXFxcL2EtY29tcGxldGUtZ3VpZGUtdG8tdXNlZWZmZWN0XFxcL1wiLFwiaWRcIjpcIjZkZjZhY2NjNTUyYjQ1MDZhMzU0MmNlOTU1MmNlN2E3XCIsXCJ1cmxfaWRzXCI6W1wiMmI4MTlkODdlNWExZWZlNWQ0ZDc1ZjNhNmE1OGI2ZTFhMzllMGMzMFwiXX0ifQ" office:target-frame-name="_blank" xlink:show="new" text:style-name="Internet_20_link" text:visited-style-name="Visited_20_Internet_20_Link">this one</text:a> helped a lot with my understanding of functional react. </text:p>
      <text:p text:style-name="Text_20_body">Try to think of the other content we covered in lecture as an exploration of things possible with react. Less a tutorial on how to use those things. The project we made together can be found <text:a xlink:type="simple" xlink:href="https://mandrillapp.com/track/click/30244704/github.com?p=eyJzIjoiSWNzT3F0aUV1OWpPUG5veEZTS1ZiZlJJQ0xVIiwidiI6MSwicCI6IntcInVcIjozMDI0NDcwNCxcInZcIjoxLFwidXJsXCI6XCJodHRwczpcXFwvXFxcL2dpdGh1Yi5jb21cXFwvdGJvcnNhXFxcL3JlYWN0LW5leHQtc3RlcHNcXFwvdHJlZVxcXC9tYXN0ZXJcXFwvc3JjXCIsXCJpZFwiOlwiNmRmNmFjY2M1NTJiNDUwNmEzNTQyY2U5NTUyY2U3YTdcIixcInVybF9pZHNcIjpbXCIyZjQ0NjE2Y2Q4NjJmNTAyNmY1MWFlM2NhMzc3ZjU1NjNjOTQ3YjhjXCJdfSJ9" office:target-frame-name="_blank" xlink:show="new" text:style-name="Internet_20_link" text:visited-style-name="Visited_20_Internet_20_Link">here</text:a></text:p>
      <text:p text:style-name="Text_20_body">We looked at (links included):</text:p>
      <text:list xml:id="list2817094945" text:style-name="L1">
        <text:list-item>
          <text:p text:style-name="P1"><text:a xlink:type="simple" xlink:href="https://mandrillapp.com/track/click/30244704/reactjs.org?p=eyJzIjoiVUdEQ1NuWUxfcFQ1VUlEcGkwTXhKLXZVbVA0IiwidiI6MSwicCI6IntcInVcIjozMDI0NDcwNCxcInZcIjoxLFwidXJsXCI6XCJodHRwczpcXFwvXFxcL3JlYWN0anMub3JnXFxcL2RvY3NcXFwvaG9va3MtcmVmZXJlbmNlLmh0bWwjdXNlY29udGV4dFwiLFwiaWRcIjpcIjZkZjZhY2NjNTUyYjQ1MDZhMzU0MmNlOTU1MmNlN2E3XCIsXCJ1cmxfaWRzXCI6W1wiYWE2OGQ0NmJkYzg1MmU1OTE2ZmRjOTVkODhiYWNiYjI2M2IzY2NhOFwiXX0ifQ" office:target-frame-name="_blank" xlink:show="new" text:style-name="Internet_20_link" text:visited-style-name="Visited_20_Internet_20_Link">new hooks</text:a></text:p>
          <text:list>
            <text:list-item>
              <text:p text:style-name="P3">useContext </text:p>
            </text:list-item>
            <text:list-item>
              <text:p text:style-name="P3">useRef </text:p>
            </text:list-item>
          </text:list>
        </text:list-item>
        <text:list-item>
          <text:p text:style-name="P1"><text:a xlink:type="simple" xlink:href="https://mandrillapp.com/track/click/30244704/reacttraining.com?p=eyJzIjoiNkhqYXB6VTJrZWZTYi1DOWhxZjFESkRJSTlrIiwidiI6MSwicCI6IntcInVcIjozMDI0NDcwNCxcInZcIjoxLFwidXJsXCI6XCJodHRwczpcXFwvXFxcL3JlYWN0dHJhaW5pbmcuY29tXFxcL3JlYWN0LXJvdXRlclxcXC93ZWJcXFwvZ3VpZGVzXFxcL3F1aWNrLXN0YXJ0XCIsXCJpZFwiOlwiNmRmNmFjY2M1NTJiNDUwNmEzNTQyY2U5NTUyY2U3YTdcIixcInVybF9pZHNcIjpbXCJjMjZiZTQ0NmNkYTUxNDZlYzRlZTA5ZDU1Y2Y5MWRhMzc0YWZkZTM3XCJdfSJ9" office:target-frame-name="_blank" xlink:show="new" text:style-name="Internet_20_link" text:visited-style-name="Visited_20_Internet_20_Link">React Router</text:a></text:p>
          <text:list>
            <text:list-item>
              <text:p text:style-name="P3">Router </text:p>
            </text:list-item>
            <text:list-item>
              <text:p text:style-name="P3">Params </text:p>
            </text:list-item>
            <text:list-item>
              <text:p text:style-name="P3">History </text:p>
            </text:list-item>
            <text:list-item>
              <text:p text:style-name="P1">Switch </text:p>
            </text:list-item>
          </text:list>
        </text:list-item>
      </text:list>
      <text:p text:style-name="Text_20_body">And talked about:</text:p>
      <text:list xml:id="list2006111444" text:style-name="L2">
        <text:list-item>
          <text:p text:style-name="P2">React component libraries/ react libraries</text:p>
          <text:list>
            <text:list-item>
              <text:p text:style-name="P4">component libraries for stylized UI </text:p>
            </text:list-item>
            <text:list-item>
              <text:p text:style-name="P4">component libraries for functional specific things </text:p>
            </text:list-item>
            <text:list-item>
              <text:p text:style-name="P4">examples <text:a xlink:type="simple" xlink:href="https://mandrillapp.com/track/click/30244704/material-ui.com?p=eyJzIjoiLVVJbUJSdHpOb19oNXQ5eHVHNXdkeGFGc2drIiwidiI6MSwicCI6IntcInVcIjozMDI0NDcwNCxcInZcIjoxLFwidXJsXCI6XCJodHRwczpcXFwvXFxcL21hdGVyaWFsLXVpLmNvbVxcXC9cIixcImlkXCI6XCI2ZGY2YWNjYzU1MmI0NTA2YTM1NDJjZTk1NTJjZTdhN1wiLFwidXJsX2lkc1wiOltcIjVkNmE1NDQ1ZTFiMDgzN2E5N2U5ZDAwNmE5MTY1ODZiMDBiNDA4NDNcIl19In0" office:target-frame-name="_blank" xlink:show="new" text:style-name="Internet_20_link" text:visited-style-name="Visited_20_Internet_20_Link">Material UI</text:a>, <text:a xlink:type="simple" xlink:href="https://mandrillapp.com/track/click/30244704/ant.design?p=eyJzIjoidFR6MnhkVDBtSmI3NU1tVlJaQnNRcEhtUGRBIiwidiI6MSwicCI6IntcInVcIjozMDI0NDcwNCxcInZcIjoxLFwidXJsXCI6XCJodHRwczpcXFwvXFxcL2FudC5kZXNpZ25cXFwvXCIsXCJpZFwiOlwiNmRmNmFjY2M1NTJiNDUwNmEzNTQyY2U5NTUyY2U3YTdcIixcInVybF9pZHNcIjpbXCIyZDE5YzRlM2IxNDZkMzk0ZjdlYTgzMmIzYzM0OTgwNTgwZDc4NWJhXCJdfSJ9" office:target-frame-name="_blank" xlink:show="new" text:style-name="Internet_20_link" text:visited-style-name="Visited_20_Internet_20_Link">Ant design</text:a> </text:p>
            </text:list-item>
          </text:list>
        </text:list-item>
        <text:list-item>
          <text:p text:style-name="P2"><text:a xlink:type="simple" xlink:href="https://mandrillapp.com/track/click/30244704/facebook.github.io?p=eyJzIjoidFJwOGZEUDhyYTk1NDd4Sy1DSERlb0NqZ2VRIiwidiI6MSwicCI6IntcInVcIjozMDI0NDcwNCxcInZcIjoxLFwidXJsXCI6XCJodHRwczpcXFwvXFxcL2ZhY2Vib29rLmdpdGh1Yi5pb1xcXC9yZWFjdC1uYXRpdmVcXFwvZG9jc1xcXC90dXRvcmlhbFwiLFwiaWRcIjpcIjZkZjZhY2NjNTUyYjQ1MDZhMzU0MmNlOTU1MmNlN2E3XCIsXCJ1cmxfaWRzXCI6W1wiY2M3ODRkYTk5YWExMmNlZTkyMDYxNTI5MGRiNzI4NWZkYzY5OTJhZFwiXX0ifQ" office:target-frame-name="_blank" xlink:show="new" text:style-name="Internet_20_link" text:visited-style-name="Visited_20_Internet_20_Link">React Native</text:a></text:p>
        </text:list-item>
        <text:list-item>
          <text:p text:style-name="P2"><text:a xlink:type="simple" xlink:href="https://mandrillapp.com/track/click/30244704/redux.js.org?p=eyJzIjoiSGUyQUdSeTVlbU1zNTZ3ZWZCV2UzRVFHZkxrIiwidiI6MSwicCI6IntcInVcIjozMDI0NDcwNCxcInZcIjoxLFwidXJsXCI6XCJodHRwczpcXFwvXFxcL3JlZHV4LmpzLm9yZ1xcXC9pbnRyb2R1Y3Rpb25cXFwvZ2V0dGluZy1zdGFydGVkXCIsXCJpZFwiOlwiNmRmNmFjY2M1NTJiNDUwNmEzNTQyY2U5NTUyY2U3YTdcIixcInVybF9pZHNcIjpbXCJkN2MwOTExOTVjM2JhMmY0Njg0NGMwNjA1OGMwYjc0MWU3ZDRiYzNiXCJdfSJ9" office:target-frame-name="_blank" xlink:show="new" text:style-name="Internet_20_link" text:visited-style-name="Visited_20_Internet_20_Link">Redux</text:a></text:p>
        </text:list-item>
      </text:list>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30T09:37:08.387203742</meta:creation-date>
    <dc:date>2020-01-30T09:37:43.586725298</dc:date>
    <meta:editing-duration>PT36S</meta:editing-duration>
    <meta:editing-cycles>1</meta:editing-cycles>
    <meta:generator>LibreOffice/6.3.4.2$Linux_X86_64 LibreOffice_project/30$Build-2</meta:generator>
    <meta:document-statistic meta:table-count="0" meta:image-count="0" meta:object-count="0" meta:page-count="1" meta:paragraph-count="22" meta:word-count="156" meta:character-count="839" meta:non-whitespace-character-count="707"/>
  </office:meta>
</office:document-meta>
</file>